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Calibri" svg:font-family="Calibri"/>
    <style:font-face style:name="OpenSymbol1" svg:font-family="Open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>
        <style:tab-stops/>
      </style:paragraph-properties>
    </style:style>
    <style:style style:name="P2" style:family="paragraph" style:parent-style-name="Standard" style:list-style-name="L2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00%" fo:text-align="justify" style:justify-single-word="false"/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4" style:family="paragraph" style:parent-style-name="Standard">
      <style:paragraph-properties fo:line-height="100%" fo:text-align="justify" style:justify-single-word="false">
        <style:tab-stops/>
      </style:paragraph-properties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5" style:family="paragraph" style:parent-style-name="Standard" style:list-style-name="L1">
      <style:paragraph-properties fo:line-height="100%" fo:text-align="justify" style:justify-single-word="false">
        <style:tab-stops/>
      </style:paragraph-properties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6" style:family="paragraph" style:parent-style-name="Standard" style:list-style-name="L2">
      <style:paragraph-properties fo:line-height="100%" fo:text-align="justify" style:justify-single-word="false"/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7" style:family="paragraph" style:parent-style-name="Standard" style:list-style-name="L3">
      <style:paragraph-properties fo:line-height="100%" fo:text-align="justify" style:justify-single-word="false"/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8" style:family="paragraph" style:parent-style-name="Standard" style:list-style-name="L4">
      <style:paragraph-properties fo:line-height="100%" fo:text-align="justify" style:justify-single-word="false"/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9" style:family="paragraph" style:parent-style-name="Standard" style:list-style-name="L2">
      <style:paragraph-properties fo:line-height="100%" fo:text-align="justify" style:justify-single-word="false"/>
      <style:text-properties style:use-window-font-color="true" style:font-name="Times New Roman1" fo:font-size="12pt" fo:font-weight="normal" fo:background-color="#808080" style:font-name-asian="Times New Roman1" style:font-name-complex="Times New Roman1"/>
    </style:style>
    <style:style style:name="P10" style:family="paragraph" style:parent-style-name="Standard">
      <style:paragraph-properties fo:line-height="100%" fo:text-align="justify" style:justify-single-word="false"/>
      <style:text-properties style:use-window-font-color="true" style:font-name="Times New Roman1" fo:font-size="12pt" fo:font-weight="bold" fo:background-color="transparent" style:font-name-asian="Times New Roman1" style:font-name-complex="Times New Roman1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12pt" fo:font-weight="bold" fo:background-color="transparent" style:font-name-asian="Times New Roman1" style:font-name-complex="Times New Roman1"/>
    </style:style>
    <style:style style:name="P12" style:family="paragraph" style:parent-style-name="Standard">
      <style:paragraph-properties fo:line-height="100%" fo:text-align="justify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3" style:family="paragraph" style:parent-style-name="Standard">
      <style:paragraph-properties fo:line-height="100%"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14" style:family="paragraph" style:parent-style-name="Standard">
      <style:paragraph-properties fo:line-height="100%" fo:text-align="justify" style:justify-single-word="false">
        <style:tab-stops/>
      </style:paragraph-properties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left="-0.635cm" fo:margin-right="0cm" fo:line-height="100%" fo:text-align="justify" style:justify-single-word="false" fo:text-indent="0.635cm" style:auto-text-indent="false"/>
      <style:text-properties style:use-window-font-color="true" style:font-name="Times New Roman1" fo:font-size="12pt" style:text-underline-style="none" fo:font-weight="normal" fo:background-color="transparent" style:font-name-asian="Times New Roman1" style:font-weight-asian="normal" style:font-name-complex="Times New Roman1" style:font-weight-complex="normal"/>
    </style:style>
    <style:style style:name="P16" style:family="paragraph" style:parent-style-name="Standard">
      <style:paragraph-properties fo:margin-left="-0.635cm" fo:margin-right="0cm" fo:line-height="100%" fo:text-align="justify" style:justify-single-word="false" fo:text-indent="0.635cm" style:auto-text-indent="false"/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17" style:family="paragraph" style:parent-style-name="Standard">
      <style:paragraph-properties fo:margin-left="-0.635cm" fo:margin-right="0cm" fo:line-height="100%" fo:text-align="justify" style:justify-single-word="false" fo:text-indent="0.635cm" style:auto-text-indent="false">
        <style:tab-stops/>
      </style:paragraph-properties>
      <style:text-properties style:use-window-font-color="true" style:font-name="Times New Roman1" fo:font-size="12pt" fo:font-weight="normal" fo:background-color="transparent" style:font-name-asian="Times New Roman1" style:font-weight-asian="bold" style:font-name-complex="Times New Roman1" style:font-weight-complex="bold"/>
    </style:style>
    <style:style style:name="P18" style:family="paragraph" style:parent-style-name="Standard">
      <style:paragraph-properties fo:margin-left="-0.635cm" fo:margin-right="0cm" fo:line-height="100%" fo:text-align="center" style:justify-single-word="false" fo:text-indent="0.635cm" style:auto-text-indent="false"/>
      <style:text-properties style:use-window-font-color="true" style:font-name="Times New Roman1" fo:font-size="12pt" fo:font-weight="bold" fo:background-color="transparent" style:font-name-asian="Times New Roman1" style:font-weight-asian="bold" style:font-name-complex="Times New Roman1" style:font-weight-complex="bold"/>
    </style:style>
    <style:style style:name="P19" style:family="paragraph" style:parent-style-name="Standard" style:master-page-name="">
      <style:paragraph-properties fo:margin-left="-0.026cm" fo:margin-right="0cm" fo:line-height="100%" fo:text-align="justify" style:justify-single-word="false" fo:text-indent="0.026cm" style:auto-text-indent="false" style:page-number="auto"/>
      <style:text-properties style:use-window-font-color="true" style:font-name="Times New Roman1" fo:font-size="12pt" style:text-underline-style="none" fo:font-weight="normal" fo:background-color="transparent" style:font-name-asian="Times New Roman1" style:font-weight-asian="normal" style:font-name-complex="Times New Roman1" style:font-weight-complex="normal"/>
    </style:style>
    <style:style style:name="P20" style:family="paragraph" style:parent-style-name="Standard" style:master-page-name="">
      <style:paragraph-properties fo:margin-left="-0.026cm" fo:margin-right="0cm" fo:line-height="100%" fo:text-align="justify" style:justify-single-word="false" fo:text-indent="0.026cm" style:auto-text-indent="false" style:page-number="auto"/>
      <style:text-properties style:use-window-font-color="true" style:font-name="Times New Roman1" fo:font-size="12pt" style:text-underline-style="none" fo:font-weight="normal" fo:background-color="transparent" style:font-name-asian="Times New Roman1" style:font-weight-asian="normal" style:font-name-complex="Times New Roman1" style:font-weight-complex="normal"/>
    </style:style>
    <style:style style:name="P21" style:family="paragraph" style:parent-style-name="Standard" style:master-page-name="">
      <style:paragraph-properties fo:margin-left="-0.026cm" fo:margin-right="0cm" fo:line-height="100%" fo:text-align="justify" style:justify-single-word="false" fo:text-indent="0.026cm" style:auto-text-indent="false" style:page-number="auto"/>
      <style:text-properties style:use-window-font-color="true" style:font-name="Times New Roman1" fo:font-size="12pt" fo:font-weight="normal" fo:background-color="transparent" style:font-name-asian="Times New Roman1" style:font-weight-asian="normal" style:font-name-complex="Times New Roman1" style:font-weight-complex="normal"/>
    </style:style>
    <style:style style:name="P22" style:family="paragraph" style:parent-style-name="Standard" style:master-page-name="">
      <style:paragraph-properties fo:margin-left="-0.026cm" fo:margin-right="0cm" fo:line-height="100%" fo:text-align="justify" style:justify-single-word="false" fo:text-indent="0.026cm" style:auto-text-indent="false" style:page-number="auto">
        <style:tab-stops>
          <style:tab-stop style:position="0cm"/>
        </style:tab-stops>
      </style:paragraph-properties>
      <style:text-properties style:use-window-font-color="true" style:font-name="Times New Roman1" fo:font-size="12pt" fo:font-weight="normal" fo:background-color="transparent" style:font-name-asian="Times New Roman1" style:font-weight-asian="normal" style:font-name-complex="Times New Roman1" style:font-weight-complex="normal"/>
    </style:style>
    <style:style style:name="P2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use-window-font-color="true" style:font-name="Times New Roman1" fo:font-size="12pt" fo:font-weight="normal" fo:background-color="transparent" style:font-name-asian="Times New Roman1" style:font-weight-asian="normal" style:font-name-complex="Times New Roman1" style:font-weight-complex="normal"/>
    </style:style>
    <style:style style:name="P24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/>
      </style:paragraph-properties>
      <style:text-properties style:use-window-font-color="true" style:font-name="Times New Roman1" fo:font-size="16pt" fo:font-weight="bold" fo:background-color="transparent" style:font-name-asian="Times New Roman1" style:font-name-complex="Times New Roman1"/>
    </style:style>
    <style:style style:name="P25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style:use-window-font-color="true" style:font-name="Times New Roman1" fo:font-size="16pt" fo:font-weight="bold" fo:background-color="transparent" style:font-name-asian="Times New Roman1" style:font-name-complex="Times New Roman1"/>
    </style:style>
    <style:style style:name="P26" style:family="paragraph" style:parent-style-name="Standard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style:use-window-font-color="true" style:font-name="Times New Roman1" fo:font-size="12pt" fo:font-weight="normal" fo:background-color="transparent" style:font-name-asian="Times New Roman1" style:font-weight-asian="normal" style:font-name-complex="Times New Roman1" style:font-weight-complex="normal"/>
    </style:style>
    <style:style style:name="P27" style:family="paragraph" style:parent-style-name="Standard">
      <style:paragraph-properties fo:margin-left="0.053cm" fo:margin-right="0cm" fo:line-height="100%" fo:text-align="justify" style:justify-single-word="false" fo:text-indent="-0.026cm" style:auto-text-indent="false">
        <style:tab-stops/>
      </style:paragraph-properties>
    </style:style>
    <style:style style:name="P28" style:family="paragraph" style:parent-style-name="Standard">
      <style:paragraph-properties fo:margin-left="0.053cm" fo:margin-right="0cm" fo:line-height="100%" fo:text-align="center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bold" fo:background-color="transparent" style:font-name-asian="Times New Roman1" style:font-weight-asian="bold" style:font-name-complex="Times New Roman1" style:font-weight-complex="bold"/>
    </style:style>
    <style:style style:name="P29" style:family="paragraph" style:parent-style-name="Standard">
      <style:paragraph-properties fo:margin-left="0.053cm" fo:margin-right="0cm" fo:line-height="100%" fo:text-align="justify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bold" fo:background-color="transparent" style:font-name-asian="Times New Roman1" style:font-weight-asian="bold" style:font-name-complex="Times New Roman1" style:font-weight-complex="bold"/>
    </style:style>
    <style:style style:name="P30" style:family="paragraph" style:parent-style-name="Standard">
      <style:paragraph-properties fo:margin-left="0.053cm" fo:margin-right="0cm" fo:line-height="100%" fo:text-align="justify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31" style:family="paragraph" style:parent-style-name="Standard">
      <style:paragraph-properties fo:margin-left="0.053cm" fo:margin-right="0cm" fo:line-height="100%" fo:text-align="justify" style:justify-single-word="false" fo:text-indent="-0.026cm" style:auto-text-indent="false">
        <style:tab-stops/>
      </style:paragraph-properties>
      <style:text-properties style:use-window-font-color="true" style:font-name="Times New Roman1" fo:font-size="12pt" fo:font-weight="normal" fo:background-color="transparent" style:font-name-asian="Times New Roman1" style:font-weight-asian="normal" style:font-name-complex="Times New Roman1" style:font-weight-complex="normal"/>
    </style:style>
    <style:style style:name="P32" style:family="paragraph" style:parent-style-name="Standard">
      <style:paragraph-properties fo:margin-left="0.026cm" fo:margin-right="0cm" fo:line-height="100%" fo:text-align="justify" style:justify-single-word="false" fo:text-indent="0cm" style:auto-text-indent="false">
        <style:tab-stops/>
      </style:paragraph-properties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33" style:family="paragraph" style:parent-style-name="Standard">
      <style:paragraph-properties fo:margin-left="0.026cm" fo:margin-right="0cm" fo:line-height="100%" fo:text-align="center" style:justify-single-word="false" fo:text-indent="0cm" style:auto-text-indent="false">
        <style:tab-stops/>
      </style:paragraph-properties>
      <style:text-properties style:use-window-font-color="true" style:font-name="Times New Roman1" fo:font-size="12pt" fo:font-weight="bold" fo:background-color="transparent" style:font-name-asian="Times New Roman1" style:font-weight-asian="bold" style:font-name-complex="Times New Roman1" style:font-weight-complex="bold"/>
    </style:style>
    <style:style style:name="T1" style:family="text">
      <style:text-properties style:use-window-font-color="true" style:font-name="Times New Roman1" fo:font-size="12pt" fo:font-weight="normal" fo:background-color="transparent" style:font-name-asian="Times New Roman1" style:font-name-complex="Times New Roman1" loext:char-shading-value="0"/>
    </style:style>
    <style:style style:name="T2" style:family="text">
      <style:text-properties style:use-window-font-color="true" style:font-name="Times New Roman1" fo:font-size="12pt" fo:font-weight="normal" fo:background-color="transparent" style:font-name-asian="Times New Roman1" style:font-name-complex="Times New Roman1" loext:char-shading-value="0"/>
    </style:style>
    <style:style style:name="T3" style:family="text">
      <style:text-properties style:use-window-font-color="true" style:font-name="Times New Roman1" fo:font-size="12pt" fo:font-weight="normal" fo:background-color="transparent" style:font-name-asian="Times New Roman1" style:font-name-complex="Times New Roman1" loext:char-shading-value="0"/>
    </style:style>
    <style:style style:name="T4" style:family="text">
      <style:text-properties style:use-window-font-color="true" style:font-name="Times New Roman1" fo:font-size="12pt" fo:font-weight="normal" fo:background-color="transparent" style:font-name-asian="Times New Roman1" style:font-name-complex="Times New Roman1" loext:char-shading-value="0"/>
    </style:style>
    <style:style style:name="T5" style:family="text">
      <style:text-properties style:use-window-font-color="true" style:font-name="Times New Roman1" fo:font-size="12pt" fo:font-weight="normal" fo:background-color="transparent" style:font-name-asian="Times New Roman1" style:font-name-complex="Times New Roman1" loext:char-shading-value="0"/>
    </style:style>
    <style:style style:name="T6" style:family="text">
      <style:text-properties style:use-window-font-color="true" style:font-name="Times New Roman1" fo:font-size="12pt" fo:font-weight="normal" fo:background-color="transparent" style:font-name-asian="Times New Roman1" style:font-weight-asian="normal" style:font-name-complex="Times New Roman1" style:font-weight-complex="normal" loext:char-shading-value="0"/>
    </style:style>
    <style:style style:name="T7" style:family="text">
      <style:text-properties style:use-window-font-color="true" style:font-name="Times New Roman1" fo:font-size="12pt" fo:font-weight="normal" fo:background-color="#99ff99" style:font-name-asian="Times New Roman1" style:font-name-complex="Times New Roman1" loext:char-shading-value="0"/>
    </style:style>
    <style:style style:name="T8" style:family="text">
      <style:text-properties style:use-window-font-color="true" style:font-name="Times New Roman1" fo:font-size="12pt" fo:font-weight="normal" fo:background-color="#ff3333" style:font-name-asian="Times New Roman1" style:font-name-complex="Times New Roman1" loext:char-shading-value="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6cm" fo:text-indent="-0.635cm" fo:margin-left="1.29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Rejestracja:</text:p>
      <text:p text:style-name="P19">Użytkownik niezarejestrowany ma możliwość rejestracji (wymagana do wypożyczenia/pożyczenia przedmiotu). Do rejestracji potrzebne są: nazwa użytkownika, imię, nazwisko, adres e-mail oraz numer telefonu.</text:p>
      <text:p text:style-name="P15"/>
      <text:p text:style-name="P15"/>
      <text:p text:style-name="P18">Logowanie:</text:p>
      <text:p text:style-name="P17">Użytkownik zarejestrowany loguje się do systemu podając swój login oraz hasło.</text:p>
      <text:p text:style-name="P28"/>
      <text:p text:style-name="P28"/>
      <text:p text:style-name="P28">Lista ofert:</text:p>
      <text:p text:style-name="P30">Na głównej stronie serwisu dostępna jest lista kategorii, do której ma dostęp każdy użytkownik serwisu – zarówno gość jak i użytkownik zarejestrowany. Po wyborze jednej z nich (na przykład Narzędzia) widoczna jest lista obecnie wystawionych ofert w danej kategorii. </text:p>
      <text:p text:style-name="P30">Listę możemy dodatkowo filtrować za pomocą lokalizacji, ceny oraz daty w której nas interesuje rezerwacja.</text:p>
      <text:p text:style-name="P30">Dostępne produkty możemy posortować według nazwy, ceny oraz daty.</text:p>
      <text:p text:style-name="P30">Na liście dostepne są takie informacje jak:</text:p>
      <text:list xml:id="list2643600398778211775" text:style-name="L1">
        <text:list-item>
          <text:p text:style-name="P5">Nazwa przedmiotu</text:p>
        </text:list-item>
        <text:list-item>
          <text:p text:style-name="P5">Cena</text:p>
        </text:list-item>
        <text:list-item>
          <text:p text:style-name="P5">Okres wypożyczenia</text:p>
        </text:list-item>
        <text:list-item>
          <text:p text:style-name="P5">Lokalizacja</text:p>
        </text:list-item>
      </text:list>
      <text:p text:style-name="P1"/>
      <text:p text:style-name="P1"/>
      <text:p text:style-name="P13">Strona oferty:</text:p>
      <text:p text:style-name="P14">Po wybraniu oferty z listy, przechodzimy do strony oferty. Na stronie mamy dostęp do opisu przedmiotu, ceny, kalendarza z wolnymi terminami, lokalizację, oraz nazwę użytkownika wypożyczającego, wraz z jego średnią ocen oraz ilością ocen.</text:p>
      <text:p text:style-name="P1"><text:span text:style-name="T9">Po kliknięciu na nazwę wypożyczającego, </text:span><text:span text:style-name="T6">mamy możliwość obejrzenia </text:span><text:span text:style-name="T1">profil</text:span><text:span text:style-name="T1">u </text:span><text:span text:style-name="T1">osoby wypożyczającej. </text:span></text:p>
      <text:p text:style-name="P1"><text:span text:style-name="T1">Użytkownicy zalogowani mają możliwość zgłoszenia </text:span><text:span text:style-name="T1">ofert</text:span><text:span text:style-name="T1">y </text:span><text:span text:style-name="T1">jako niezgodn</text:span><text:span text:style-name="T1">ej </text:span><text:span text:style-name="T1">z regulaminem.</text:span></text:p>
      <text:p text:style-name="P4">Aby wypożyczyć, czyli złożyć rezerwację towaru, użytkownik musi być zalogowany. </text:p>
      <text:p text:style-name="P27"><text:span text:style-name="T1">W tym miejscu administrator serwisu może również usunąć ofertę </text:span><text:span text:style-name="T1">jeśli jest ona niezgodna z regulaminem.</text:span><text:span text:style-name="T1"> </text:span></text:p>
      <text:p text:style-name="P10"/>
      <text:p text:style-name="P10"/>
      <text:p text:style-name="P11">Rezerwacja produktu:</text:p>
      <text:p text:style-name="P3">Użytkownik wybiera produkt którym jest zainteresowany.</text:p>
      <text:p text:style-name="P12"/>
      <text:p text:style-name="P3">Na stronie produktu, znajduje się kalendarz, w którym pokazane są:</text:p>
      <text:list xml:id="list6180575164219724149" text:style-name="L2">
        <text:list-item>
          <text:p text:style-name="P6">dni wolne, które są możliwe do rezerwacji</text:p>
        </text:list-item>
        <text:list-item>
          <text:p text:style-name="P2"><text:span text:style-name="T7">dni które rezerwujemy</text:span><text:span text:style-name="T1"> (po kliknięciu na dany dzień)</text:span></text:p>
        </text:list-item>
        <text:list-item>
          <text:p text:style-name="P2"><text:span text:style-name="T8">dni zajęte</text:span><text:span text:style-name="T1">, które już zostały zarezerwowane przez innych użytkowników</text:span></text:p>
        </text:list-item>
        <text:list-item>
          <text:p text:style-name="P9">dni nieaktywne</text:p>
        </text:list-item>
      </text:list>
      <text:p text:style-name="P12"/>
      <text:p text:style-name="P12"/>
      <text:p text:style-name="P3">Użytkownik zaznacza w kalendarzu dni/tygodnie (okres minimalny wyznaczony przez wypożyczającego) w których chce dokonać rezerwacji. Po wybraniu opcji "Wypożycz Teraz" użytkownik zostaje przekierowany do strony, która prosi o potwierdzenie wypożyczenia. Po potwierdzeniu transakcji, zaznaczone dni zostają oznaczone w kalendarzu jako zarezerwowane.</text:p>
      <text:p text:style-name="P12"/>
      <text:p text:style-name="P12"/>
      <text:p text:style-name="P3"><text:soft-page-break/>Zarezerwowane oferty pojawiają się na stronie Moje Konto – zarówno wypożyczającego, jak i pożyczającego, oraz generowane są hasła jednorazowe potrzebne przy odebraniu oraz oddaniu przedmiotu.</text:p>
      <text:p text:style-name="P11"/>
      <text:p text:style-name="P11"/>
      <text:p text:style-name="P11">Wystawienie przedmiotu do wypożyczenia:</text:p>
      <text:p text:style-name="P3">Użytkownik zainteresowany wystawieniem przedmiotu do wypożyczenia, wybiera na stronie głównej opcję "Dodaj ogłoszenie". Do wypełnienia są następujące informacje:</text:p>
      <text:list xml:id="list5771987042654646036" text:style-name="L3">
        <text:list-item>
          <text:p text:style-name="P7">Nazwa przedmiotu</text:p>
        </text:list-item>
        <text:list-item>
          <text:p text:style-name="P7">Minimalny okres wypożyczenia (dzień/tydzień/miesiąc)</text:p>
        </text:list-item>
        <text:list-item>
          <text:p text:style-name="P7">Cena (za okres wypożyczenia)</text:p>
        </text:list-item>
        <text:list-item>
          <text:p text:style-name="P7">Opis przedmiotu</text:p>
        </text:list-item>
        <text:list-item>
          <text:p text:style-name="P7">Od kiedy – do kiedy</text:p>
        </text:list-item>
        <text:list-item>
          <text:p text:style-name="P7">Miasto w którym wypożyczamy</text:p>
        </text:list-item>
        <text:list-item>
          <text:p text:style-name="P7">Minimalna ocena użytkownika/ilość ocen</text:p>
        </text:list-item>
      </text:list>
      <text:p text:style-name="P12"/>
      <text:p text:style-name="P12"/>
      <text:p text:style-name="P3">Przedmiot znika z listy przedmiotów do wypożyczenia gdy:</text:p>
      <text:list xml:id="list3102390268029616770" text:style-name="L4">
        <text:list-item>
          <text:p text:style-name="P8">skończył się okres wypożyczenia</text:p>
        </text:list-item>
        <text:list-item>
          <text:p text:style-name="P8">gdy nie jest możliwe wypożyczenie na minimalny okres (zostały 4 dni do końca miesiąca, a minimalny okres wypożyczenia to tydzień)</text:p>
        </text:list-item>
        <text:list-item>
          <text:p text:style-name="P8">admin usunie oferte</text:p>
        </text:list-item>
        <text:list-item>
          <text:p text:style-name="P8">użytkownik usunie oferte, jeśli jeszcze nikt nie zarezerwował terminu</text:p>
        </text:list-item>
      </text:list>
      <text:p text:style-name="P16"/>
      <text:p text:style-name="P16"/>
      <text:p text:style-name="P18">Strona użytkownika:</text:p>
      <text:p text:style-name="P21">Strona użytkownika, którą może zobaczyć każdy użytkownik serwisu. Można na niej zobaczyć liczbę ocen, ich średnią oraz komentarze które są wystawianie po zakończonych wypożyczeniach.</text:p>
      <text:p text:style-name="P22">Na tej stronie znajduję się lista wszystkich przedmiotów, które użytkownik obecnie chce wypożyczyć.</text:p>
      <text:p text:style-name="P26">W tym miejscu Administrator serwisu może dodać użytkownika do listy zablokowanych – jesli ten nagminnie łamie regulamin.</text:p>
      <text:p text:style-name="P23"/>
      <text:p text:style-name="P23"/>
      <text:p text:style-name="P18">Moje konto:</text:p>
      <text:p text:style-name="P30">W panelu Moje konto, użytkownik może obejrzeć towary, które wystawił do wypożyczenia oraz te, które od kogoś pożyczył, oraz hasła jednorazowe potrzebne do sfinalizowania protokołu wypożyczenia.</text:p>
      <text:p text:style-name="P30">Oprócz aktywnych wypożyczeń dostępny jest również dostęp do Historii wypożyczeń, w której to możliwe jest wystawianie ocen/komentarzy po zakończonej transakcji.</text:p>
      <text:p text:style-name="P30"/>
      <text:p text:style-name="P29"/>
      <text:p text:style-name="P28">Protokół wypożyczenia:</text:p>
      <text:p text:style-name="P31">W momencie wypożyczenia przedmiotu, generowane są cztery hasła jednorazowe – po parze dla każdego użytkownika. Do sfinalizowania protokołu odbioru/zwrotu przedmiotu, obaj użytkownicy muszą podać na specjalnej stronie swoje hasła jednorazowe oraz kliknąć przycisk "Potwierdź".</text:p>
      <text:p text:style-name="P25"><text:span text:style-name="T10"/></text:p>
      <text:p text:style-name="P25"><text:span text:style-name="T10"/></text:p>
      <text:p text:style-name="P24"><text:span text:style-name="T10"/></text:p>
      <text:p text:style-name="P24"><text:span text:style-name="T10"/></text:p>
      <text:p text:style-name="P24"><text:soft-page-break/><text:span text:style-name="T10">Panel Administratora</text:span></text:p>
      <text:p text:style-name="P29"/>
      <text:p text:style-name="P28">Lista ofert zgłoszonych jako niezgodne z regulaminem:</text:p>
      <text:p text:style-name="P30">Administrator może sprawdzić zgłoszone przez użytkowników oferty niezgodne z regulaminem.</text:p>
      <text:p text:style-name="P29"/>
      <text:p text:style-name="P29"/>
      <text:p text:style-name="P28">Lista użytkowników zablokowanych:</text:p>
      <text:p text:style-name="P31">Jeśli użytkownik zostanie zablokowany trafia on na listę osób zablokowanych. Administrator z tego panelu może blokować oraz odblokowywać dostęp do serwisu użytkowników</text:p>
      <text:p text:style-name="P30"/>
      <text:p text:style-name="P30"/>
      <text:p text:style-name="P28">Zmiana ocen wystawione przez użytkownika:</text:p>
      <text:p text:style-name="P32">Administrator serwisu może zmienić oceny wystawione przez użytkowników innym użytkownikom, gdy obu użytkowników zgłosi się do administratora w taką prośbą.</text:p>
      <text:p text:style-name="P32"/>
      <text:p text:style-name="P33">Przejrzyj konto użytkownika:</text:p>
      <text:p text:style-name="P32">Jest to opcja dostępna tylko dla administratora systemu. Administrator może przejrzeć wszystkie dane użytkownika, ma możliwość zablokowania użytkownika oraz jego odblokowani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 style:font-charset="x-symbol"/>
    <style:font-face style:name="Calibri" svg:font-family="Calibri"/>
    <style:font-face style:name="OpenSymbol1" svg:font-family="Open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3M52S</meta:editing-duration>
    <meta:editing-cycles>129</meta:editing-cycles>
    <meta:generator>OpenOffice/4.0.1$Win32 OpenOffice.org_project/401m5$Build-9714</meta:generator>
    <dc:date>2014-10-27T21:47:09.81</dc:date>
    <meta:document-statistic meta:table-count="0" meta:image-count="0" meta:object-count="0" meta:page-count="3" meta:paragraph-count="60" meta:word-count="648" meta:character-count="4872"/>
    <dc:creator>Rafał Markiewicz</dc:creator>
    <meta:user-defined meta:name="Info 1"/>
    <meta:user-defined meta:name="Info 2"/>
    <meta:user-defined meta:name="Info 3"/>
    <meta:user-defined meta:name="Info 4"/>
  </office:meta>
</office:document-meta>
</file>